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c58d" officeooo:paragraph-rsid="001fc58d"/>
    </style:style>
    <style:style style:name="P2" style:family="paragraph" style:parent-style-name="Standard">
      <style:text-properties officeooo:rsid="001fc58d" officeooo:paragraph-rsid="0020c214"/>
    </style:style>
    <style:style style:name="P3" style:family="paragraph" style:parent-style-name="Standard">
      <style:text-properties officeooo:rsid="00210da4" officeooo:paragraph-rsid="00210da4"/>
    </style:style>
    <style:style style:name="P4" style:family="paragraph" style:parent-style-name="Standard">
      <style:text-properties officeooo:rsid="00210da4" officeooo:paragraph-rsid="0020c214"/>
    </style:style>
    <style:style style:name="P5" style:family="paragraph" style:parent-style-name="Standard">
      <style:text-properties officeooo:rsid="002174ae" officeooo:paragraph-rsid="002174ae"/>
    </style:style>
    <style:style style:name="P6" style:family="paragraph" style:parent-style-name="Standard">
      <style:text-properties officeooo:rsid="0020c214" officeooo:paragraph-rsid="0020c214"/>
    </style:style>
    <style:style style:name="P7" style:family="paragraph" style:parent-style-name="Standard" style:list-style-name="L1">
      <style:text-properties officeooo:rsid="00210da4" officeooo:paragraph-rsid="00210da4"/>
    </style:style>
    <style:style style:name="P8" style:family="paragraph" style:parent-style-name="Standard" style:list-style-name="L1">
      <style:text-properties officeooo:rsid="00214b8c" officeooo:paragraph-rsid="00214b8c"/>
    </style:style>
    <style:style style:name="P9" style:family="paragraph" style:parent-style-name="Standard" style:list-style-name="L1">
      <style:text-properties officeooo:rsid="002174ae" officeooo:paragraph-rsid="002174ae"/>
    </style:style>
    <style:style style:name="P10" style:family="paragraph" style:parent-style-name="Standard" style:list-style-name="L3">
      <style:text-properties officeooo:rsid="002174ae" officeooo:paragraph-rsid="00225335"/>
    </style:style>
    <style:style style:name="P11" style:family="paragraph" style:parent-style-name="Standard" style:list-style-name="L3">
      <style:text-properties officeooo:rsid="002174ae" officeooo:paragraph-rsid="002174ae"/>
    </style:style>
    <style:style style:name="P12" style:family="paragraph" style:parent-style-name="Standard" style:list-style-name="L2">
      <style:text-properties officeooo:rsid="0024206d" officeooo:paragraph-rsid="0024206d"/>
    </style:style>
    <style:style style:name="P13" style:family="paragraph" style:parent-style-name="Standard" style:list-style-name="L3">
      <style:text-properties officeooo:rsid="0024206d" officeooo:paragraph-rsid="0024206d"/>
    </style:style>
    <style:style style:name="P14" style:family="paragraph" style:parent-style-name="Standard" style:list-style-name="L3">
      <style:text-properties officeooo:rsid="00261aa1" officeooo:paragraph-rsid="00261aa1"/>
    </style:style>
    <style:style style:name="P15" style:family="paragraph" style:parent-style-name="Standard" style:list-style-name="L1">
      <style:text-properties officeooo:rsid="00281ec4" officeooo:paragraph-rsid="00281ec4"/>
    </style:style>
    <style:style style:name="T1" style:family="text">
      <style:text-properties officeooo:rsid="00225335"/>
    </style:style>
    <style:style style:name="T2" style:family="text">
      <style:text-properties officeooo:rsid="0024206d"/>
    </style:style>
    <style:style style:name="T3" style:family="text">
      <style:text-properties officeooo:rsid="00261aa1"/>
    </style:style>
    <style:style style:name="T4" style:family="text">
      <style:text-properties officeooo:rsid="002748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ébrief présentation POEC 1 - <text:span text:style-name="T4">23/01/2020</text:span></text:p>
      <text:p text:style-name="P1"/>
      <text:p text:style-name="P1"/>
      <text:p text:style-name="P6">Amener télécommande pour diapo</text:p>
      <text:p text:style-name="P2"/>
      <text:p text:style-name="P4">Trouver nom + visuel + logo</text:p>
      <text:p text:style-name="P2"/>
      <text:p text:style-name="P3">Montrer rôle de chacun et le mettre en perspective</text:p>
      <text:p text:style-name="P3"/>
      <text:p text:style-name="P3">Préparer présentation personnelle ? Limiter à : nom+prénom+1phrase+expérience dev.</text:p>
      <text:p text:style-name="P3"/>
      <text:p text:style-name="P3">Démonstration :</text:p>
      <text:list xml:id="list2209195771" text:style-name="L1">
        <text:list-item>
          <text:p text:style-name="P7">avoir objets dans la base + mails non personnel (mails projet) → mail des personnae</text:p>
        </text:list-item>
        <text:list-item>
          <text:p text:style-name="P7">scénario définis à l’avance</text:p>
        </text:list-item>
        <text:list-item>
          <text:p text:style-name="P8">application responsive</text:p>
        </text:list-item>
        <text:list-item>
          <text:p text:style-name="P8">API externe (geolocalisation, login avec google ou facebook…)</text:p>
        </text:list-item>
        <text:list-item>
          <text:p text:style-name="P9">faire une fonctionnalité identification/login</text:p>
        </text:list-item>
        <text:list-item>
          <text:p text:style-name="P15">Internationalisation</text:p>
        </text:list-item>
      </text:list>
      <text:p text:style-name="P5"/>
      <text:p text:style-name="P5">Présentation pp : </text:p>
      <text:p text:style-name="P5"/>
      <text:list xml:id="list2720388951" text:style-name="L2">
        <text:list-item>
          <text:p text:style-name="P12">plan</text:p>
        </text:list-item>
        <text:list-item>
          <text:p text:style-name="P12">pitch (concept)</text:p>
        </text:list-item>
        <text:list-item>
          <text:p text:style-name="P12">lean canvas (rapidement, c’est un outils de travail, pas de <text:span text:style-name="T3">présentation</text:span>)</text:p>
        </text:list-item>
      </text:list>
      <text:list xml:id="list2292201717" text:style-name="L3">
        <text:list-item>
          <text:p text:style-name="P10">1 slide <text:span text:style-name="T1">uml</text:span> use<text:span text:style-name="T1">C</text:span>ase</text:p>
        </text:list-item>
        <text:list-item>
          <text:p text:style-name="P11">1 slide uml classes</text:p>
        </text:list-item>
        <text:list-item>
          <text:p text:style-name="P11">1 slide <text:span text:style-name="T2">s</text:span>tructure code (eclipse)</text:p>
        </text:list-item>
        <text:list-item>
          <text:p text:style-name="P13">1 slide type mvc+modele en couche</text:p>
        </text:list-item>
        <text:list-item>
          <text:p text:style-name="P13">amener les framworks et techno au fil de la présentation</text:p>
        </text:list-item>
        <text:list-item>
          <text:p text:style-name="P14">axes amélioration</text:p>
        </text:list-item>
        <text:list-item>
          <text:p text:style-name="P14">remerciement</text:p>
        </text:list-item>
        <text:list-item>
          <text:p text:style-name="P14"/>
        </text:list-item>
      </text:list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3T14:21:37.171000000</meta:creation-date>
    <meta:generator>LibreOffice/6.3.4.2$Windows_X86_64 LibreOffice_project/60da17e045e08f1793c57c00ba83cdfce946d0aa</meta:generator>
    <dc:date>2020-01-23T14:59:35.503000000</dc:date>
    <meta:editing-duration>PT23M27S</meta:editing-duration>
    <meta:editing-cycles>10</meta:editing-cycles>
    <meta:document-statistic meta:table-count="0" meta:image-count="0" meta:object-count="0" meta:page-count="1" meta:paragraph-count="24" meta:word-count="136" meta:character-count="817" meta:non-whitespace-character-count="720"/>
  </office:meta>
</office:document-meta>
</file>